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cm" style:contextual-spacing="false" fo:line-height="0.45cm"/>
      <style:text-properties style:font-name="Consolas" fo:font-size="8pt" fo:language="en" fo:country="US" officeooo:rsid="001721cd" officeooo:paragraph-rsid="001721cd" style:font-size-asian="8pt" style:font-size-complex="8pt"/>
    </style:style>
    <style:style style:name="P2" style:family="paragraph" style:parent-style-name="Standard">
      <style:paragraph-properties fo:margin-top="0cm" fo:margin-bottom="0cm" style:contextual-spacing="false" fo:line-height="0.45cm" fo:text-align="center" style:justify-single-word="false"/>
      <style:text-properties style:font-name="Consolas" fo:font-size="10pt" fo:language="en" fo:country="US" officeooo:rsid="001721cd" officeooo:paragraph-rsid="001721cd" style:font-size-asian="10pt" style:font-size-complex="10pt"/>
    </style:style>
    <style:style style:name="P3" style:family="paragraph" style:parent-style-name="Standard">
      <style:paragraph-properties fo:margin-top="0cm" fo:margin-bottom="0cm" style:contextual-spacing="false" fo:line-height="0.45cm"/>
      <style:text-properties style:font-name="Consolas" fo:font-size="10pt" fo:language="en" fo:country="US" officeooo:rsid="001721cd" officeooo:paragraph-rsid="001721cd" style:font-size-asian="10pt" style:font-size-complex="10pt"/>
    </style:style>
    <style:style style:name="P4" style:family="paragraph" style:parent-style-name="Standard">
      <style:paragraph-properties fo:margin-top="0cm" fo:margin-bottom="0cm" style:contextual-spacing="false" fo:line-height="0.45cm" fo:text-align="justify" style:justify-single-word="false"/>
      <style:text-properties style:font-name="Consolas" fo:font-size="10pt" fo:language="en" fo:country="US" officeooo:rsid="00173894" officeooo:paragraph-rsid="00173894" style:font-size-asian="10pt" style:font-size-complex="10pt"/>
    </style:style>
    <style:style style:name="P5" style:family="paragraph" style:parent-style-name="Standard">
      <style:paragraph-properties fo:margin-top="0cm" fo:margin-bottom="0cm" style:contextual-spacing="false" fo:line-height="0.45cm" fo:text-align="center" style:justify-single-word="false"/>
      <style:text-properties style:font-name="Consolas" fo:font-size="10pt" fo:language="en" fo:country="US" officeooo:paragraph-rsid="001721cd" style:font-size-asian="10pt" style:font-size-complex="10pt"/>
    </style:style>
    <style:style style:name="P6" style:family="paragraph" style:parent-style-name="Standard">
      <style:paragraph-properties fo:margin-top="0cm" fo:margin-bottom="0cm" style:contextual-spacing="false" fo:line-height="0.45cm" fo:text-align="justify" style:justify-single-word="false"/>
      <style:text-properties style:font-name="Consolas" fo:font-size="10pt" fo:language="en" fo:country="US" officeooo:rsid="001721cd" officeooo:paragraph-rsid="001721cd" style:font-size-asian="8.75pt" style:font-size-complex="10pt"/>
    </style:style>
    <style:style style:name="P7" style:family="paragraph" style:parent-style-name="Standard">
      <style:paragraph-properties fo:margin-top="0cm" fo:margin-bottom="0cm" style:contextual-spacing="false" fo:line-height="0.45cm" fo:text-align="justify" style:justify-single-word="false"/>
      <style:text-properties style:font-name="Consolas" fo:font-size="10pt" fo:language="en" fo:country="US" fo:font-style="normal" officeooo:rsid="001721cd" officeooo:paragraph-rsid="001721cd" style:font-size-asian="8.75pt" style:font-style-asian="normal" style:font-size-complex="10pt" style:font-style-complex="normal"/>
    </style:style>
    <style:style style:name="P8" style:family="paragraph" style:parent-style-name="Standard">
      <style:paragraph-properties fo:margin-top="0cm" fo:margin-bottom="0cm" style:contextual-spacing="false" fo:line-height="0.45cm" fo:text-align="center" style:justify-single-word="false"/>
      <style:text-properties style:font-name="Consolas" fo:language="en" fo:country="US" officeooo:paragraph-rsid="001721cd"/>
    </style:style>
    <style:style style:name="P9" style:family="paragraph" style:parent-style-name="Standard">
      <style:paragraph-properties fo:margin-top="0cm" fo:margin-bottom="0cm" style:contextual-spacing="false" fo:line-height="0.45cm" fo:text-align="start" style:justify-single-word="false"/>
      <style:text-properties style:font-name="Consolas" fo:language="en" fo:country="US" officeooo:paragraph-rsid="001721cd"/>
    </style:style>
    <style:style style:name="P10" style:family="paragraph" style:parent-style-name="Standard">
      <style:paragraph-properties fo:margin-top="0cm" fo:margin-bottom="0cm" style:contextual-spacing="false" fo:line-height="0.45cm" fo:text-align="justify" style:justify-single-word="false"/>
      <style:text-properties style:font-name="Consolas" fo:language="en" fo:country="US" officeooo:paragraph-rsid="001721cd"/>
    </style:style>
    <style:style style:name="P11" style:family="paragraph" style:parent-style-name="Standard">
      <style:paragraph-properties fo:margin-top="0cm" fo:margin-bottom="0cm" style:contextual-spacing="false" fo:line-height="0.45cm" fo:text-align="justify" style:justify-single-word="false"/>
      <style:text-properties style:font-name="Consolas" fo:language="en" fo:country="US" officeooo:rsid="001721cd" officeooo:paragraph-rsid="001721cd"/>
    </style:style>
    <style:style style:name="P12" style:family="paragraph" style:parent-style-name="Standard">
      <style:paragraph-properties fo:margin-top="0cm" fo:margin-bottom="0cm" style:contextual-spacing="false" fo:line-height="0.45cm" fo:text-align="justify" style:justify-single-word="false"/>
      <style:text-properties style:font-name="Consolas" fo:language="en" fo:country="US" fo:font-style="italic" officeooo:rsid="001721cd" officeooo:paragraph-rsid="001721cd" style:font-style-asian="italic" style:font-style-complex="italic"/>
    </style:style>
    <style:style style:name="P13" style:family="paragraph" style:parent-style-name="Standard">
      <style:paragraph-properties fo:margin-top="0cm" fo:margin-bottom="0cm" style:contextual-spacing="false" fo:line-height="0.45cm" fo:text-align="justify" style:justify-single-word="false"/>
      <style:text-properties style:font-name="Consolas" fo:language="en" fo:country="US" fo:font-style="normal" officeooo:rsid="001721cd" officeooo:paragraph-rsid="001721cd" style:font-style-asian="normal" style:font-style-complex="normal"/>
    </style:style>
    <style:style style:name="P14" style:family="paragraph" style:parent-style-name="Standard">
      <style:paragraph-properties fo:margin-top="0cm" fo:margin-bottom="0cm" style:contextual-spacing="false" fo:line-height="0.45cm" fo:text-align="justify" style:justify-single-word="false"/>
      <style:text-properties style:font-name="Consolas" officeooo:paragraph-rsid="001721cd"/>
    </style:style>
    <style:style style:name="P15" style:family="paragraph" style:parent-style-name="Standard">
      <style:paragraph-properties fo:margin-top="0cm" fo:margin-bottom="0cm" style:contextual-spacing="false" fo:line-height="0.45cm" fo:text-align="justify" style:justify-single-word="false"/>
      <style:text-properties style:font-name="Consolas" officeooo:rsid="001721cd" officeooo:paragraph-rsid="001721cd"/>
    </style:style>
    <style:style style:name="P16" style:family="paragraph" style:parent-style-name="Standard">
      <style:paragraph-properties fo:margin-top="0cm" fo:margin-bottom="0cm" style:contextual-spacing="false" fo:line-height="0.45cm" fo:text-align="justify" style:justify-single-word="false"/>
      <style:text-properties style:font-name="Consolas" officeooo:rsid="001721cd" officeooo:paragraph-rsid="00173894"/>
    </style:style>
    <style:style style:name="P17" style:family="paragraph" style:parent-style-name="Standard">
      <style:paragraph-properties fo:margin-top="0cm" fo:margin-bottom="0cm" style:contextual-spacing="false" fo:line-height="0.45cm" fo:text-align="justify" style:justify-single-word="false"/>
      <style:text-properties style:font-name="Consolas" officeooo:rsid="00173894" officeooo:paragraph-rsid="00173894"/>
    </style:style>
    <style:style style:name="P18" style:family="paragraph" style:parent-style-name="Standard">
      <style:paragraph-properties fo:margin-top="0cm" fo:margin-bottom="0cm" style:contextual-spacing="false" fo:line-height="0.45cm" fo:text-align="justify" style:justify-single-word="false"/>
      <style:text-properties style:font-name="Consolas" fo:font-size="9pt" fo:language="en" fo:country="US" fo:font-style="italic" officeooo:rsid="00198507" officeooo:paragraph-rsid="00198507" style:font-size-asian="9pt" style:font-style-asian="italic" style:font-size-complex="9pt" style:font-style-complex="italic"/>
    </style:style>
    <style:style style:name="P19" style:family="paragraph" style:parent-style-name="Standard">
      <style:paragraph-properties fo:margin-top="0cm" fo:margin-bottom="0cm" style:contextual-spacing="false" fo:line-height="0.45cm" fo:text-align="justify" style:justify-single-word="false"/>
      <style:text-properties fo:color="#000000" loext:opacity="100%" style:font-name="Liberation Mono" fo:font-size="10pt" fo:language="en" fo:country="US" fo:font-style="normal" fo:font-weight="normal" officeooo:rsid="001721cd" officeooo:paragraph-rsid="001721cd" style:font-size-asian="10pt" style:font-style-asian="normal" style:font-weight-asian="normal" style:font-size-complex="10pt"/>
    </style:style>
    <style:style style:name="P20" style:family="paragraph" style:parent-style-name="Standard">
      <style:paragraph-properties fo:margin-top="0cm" fo:margin-bottom="0cm" style:contextual-spacing="false" fo:line-height="0.45cm" fo:text-align="justify" style:justify-single-word="false"/>
      <style:text-properties fo:color="#000000" loext:opacity="100%" style:font-name="Consolas" fo:language="en" fo:country="US" officeooo:paragraph-rsid="001721cd"/>
    </style:style>
    <style:style style:name="P21" style:family="paragraph" style:parent-style-name="Standard">
      <style:paragraph-properties fo:margin-top="0cm" fo:margin-bottom="0cm" style:contextual-spacing="false" fo:line-height="0.45cm" fo:text-align="justify" style:justify-single-word="false"/>
      <style:text-properties fo:color="#000000" loext:opacity="100%" style:font-name="Consolas" fo:font-size="10pt" fo:language="en" fo:country="US" fo:font-style="normal" fo:font-weight="normal" officeooo:rsid="001721cd" officeooo:paragraph-rsid="001721cd" style:font-size-asian="8.75pt" style:font-style-asian="normal" style:font-weight-asian="normal" style:font-size-complex="10pt" style:font-style-complex="normal"/>
    </style:style>
    <style:style style:name="P22" style:family="paragraph" style:parent-style-name="Standard">
      <style:paragraph-properties fo:margin-top="0cm" fo:margin-bottom="0cm" style:contextual-spacing="false" fo:line-height="0.45cm" fo:text-align="justify" style:justify-single-word="false"/>
      <style:text-properties fo:color="#000000" loext:opacity="100%" style:font-name="Consolas" fo:font-size="10pt" fo:language="en" fo:country="US" fo:font-style="normal" fo:font-weight="normal" officeooo:rsid="00173894" officeooo:paragraph-rsid="00173894" style:font-size-asian="8.75pt" style:font-style-asian="normal" style:font-weight-asian="normal" style:font-size-complex="10pt" style:font-style-complex="normal"/>
    </style:style>
    <style:style style:name="P23" style:family="paragraph" style:parent-style-name="Standard">
      <style:paragraph-properties fo:margin-top="0cm" fo:margin-bottom="0cm" style:contextual-spacing="false" fo:line-height="0.45cm" fo:text-align="justify" style:justify-single-word="false"/>
      <style:text-properties officeooo:paragraph-rsid="001721cd"/>
    </style:style>
    <style:style style:name="P24" style:family="paragraph" style:parent-style-name="Standard">
      <style:paragraph-properties fo:margin-top="0cm" fo:margin-bottom="0cm" style:contextual-spacing="false" fo:line-height="0.45cm" fo:text-align="justify" style:justify-single-word="false"/>
      <style:text-properties officeooo:paragraph-rsid="00173894"/>
    </style:style>
    <style:style style:name="P25" style:family="paragraph" style:parent-style-name="Standard">
      <style:paragraph-properties fo:margin-top="0cm" fo:margin-bottom="0cm" style:contextual-spacing="false" fo:line-height="0.45cm" fo:text-align="justify" style:justify-single-word="false"/>
      <style:text-properties officeooo:rsid="00198507" officeooo:paragraph-rsid="00198507"/>
    </style:style>
    <style:style style:name="T1" style:family="text">
      <style:text-properties officeooo:rsid="001721cd"/>
    </style:style>
    <style:style style:name="T2" style:family="text">
      <style:text-properties fo:font-size="10pt" style:font-size-asian="8.75pt" style:font-size-complex="10pt"/>
    </style:style>
    <style:style style:name="T3" style:family="text">
      <style:text-properties fo:font-size="10pt" officeooo:rsid="001721cd" style:font-size-asian="8.75pt" style:font-size-complex="10pt"/>
    </style:style>
    <style:style style:name="T4" style:family="text">
      <style:text-properties fo:font-size="10pt" officeooo:rsid="00173894" style:font-size-asian="8.75pt" style:font-size-complex="10pt"/>
    </style:style>
    <style:style style:name="T5" style:family="text">
      <style:text-properties fo:font-size="10pt" fo:language="en" fo:country="US" fo:font-style="normal" officeooo:rsid="001721cd" style:font-size-asian="8.75pt" style:font-style-asian="normal" style:font-size-complex="10pt" style:font-style-complex="normal"/>
    </style:style>
    <style:style style:name="T6" style:family="text">
      <style:text-properties fo:font-size="10pt" fo:language="en" fo:country="US" fo:font-style="normal" fo:font-weight="bold" officeooo:rsid="001721cd" style:font-size-asian="8.75pt" style:font-style-asian="normal" style:font-weight-asian="bold" style:font-size-complex="10pt" style:font-style-complex="normal" style:font-weight-complex="bold"/>
    </style:style>
    <style:style style:name="T7" style:family="text">
      <style:text-properties fo:font-size="10pt" fo:font-weight="bold" style:font-size-asian="8.75pt" style:font-weight-asian="bold" style:font-size-complex="10pt" style:font-weight-complex="bold"/>
    </style:style>
    <style:style style:name="T8" style:family="text">
      <style:text-properties fo:font-size="10pt" fo:font-weight="bold" officeooo:rsid="001721cd" style:font-size-asian="8.75pt" style:font-weight-asian="bold" style:font-size-complex="10pt" style:font-weight-complex="bold"/>
    </style:style>
    <style:style style:name="T9" style:family="text">
      <style:text-properties fo:font-size="10pt" fo:font-style="normal" fo:font-weight="normal" officeooo:rsid="001721cd" style:font-size-asian="10pt" style:font-style-asian="normal" style:font-weight-asian="normal" style:font-size-complex="10pt"/>
    </style:style>
    <style:style style:name="T10" style:family="text">
      <style:text-properties fo:font-size="10pt" fo:font-style="italic" fo:font-weight="bold" officeooo:rsid="001721cd" style:font-size-asian="8.75pt" style:font-style-asian="italic" style:font-weight-asian="bold" style:font-size-complex="10pt" style:font-style-complex="italic" style:font-weight-complex="bold"/>
    </style:style>
    <style:style style:name="T11" style:family="text">
      <style:text-properties style:font-name="Liberation Mono" fo:font-size="10pt" fo:language="en" fo:country="US" fo:font-style="normal" fo:font-weight="bold" officeooo:rsid="001721cd" style:font-size-asian="8.75pt" style:font-style-asian="normal" style:font-weight-asian="bold" style:font-size-complex="10pt" style:font-style-complex="normal" style:font-weight-complex="bold"/>
    </style:style>
    <style:style style:name="T12" style:family="text">
      <style:text-properties style:font-name="Liberation Mono" fo:font-size="10pt" fo:language="en" fo:country="US" officeooo:rsid="00173894" style:font-size-asian="10pt" style:font-size-complex="10pt"/>
    </style:style>
    <style:style style:name="T13" style:family="text">
      <style:text-properties fo:font-size="9pt" officeooo:rsid="001721cd" style:font-size-asian="9pt" style:font-size-complex="9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nsolas" fo:font-size="10pt" fo:language="en" fo:country="US" style:font-size-asian="10pt" style:font-size-complex="10pt"/>
    </style:style>
    <style:style style:name="T16" style:family="text">
      <style:text-properties style:font-name="Consolas" fo:font-size="10pt" fo:language="en" fo:country="US" officeooo:rsid="00173894" style:font-size-asian="10pt" style:font-size-complex="10pt"/>
    </style:style>
    <style:style style:name="T17" style:family="text">
      <style:text-properties style:font-name="Consolas" fo:font-size="10pt" fo:language="en" fo:country="US" fo:font-weight="bold" style:font-size-asian="10pt" style:font-weight-asian="bold" style:font-size-complex="10pt" style:font-weight-complex="bold"/>
    </style:style>
    <style:style style:name="T18" style:family="text">
      <style:text-properties style:font-name="Consolas" fo:font-size="10pt" fo:language="en" fo:country="US" fo:font-weight="bold" officeooo:rsid="00173894" style:font-size-asian="10pt" style:font-weight-asian="bold" style:font-size-complex="10pt" style:font-weight-complex="bold"/>
    </style:style>
    <style:style style:name="T19" style:family="text">
      <style:text-properties style:font-name="Consolas" fo:font-size="10pt" fo:language="en" fo:country="US" fo:font-style="italic" fo:font-weight="bold" officeooo:rsid="00173894" style:font-size-asian="10pt" style:font-style-asian="italic" style:font-weight-asian="bold" style:font-size-complex="10pt" style:font-style-complex="italic" style:font-weight-complex="bold"/>
    </style:style>
    <style:style style:name="T20" style:family="text">
      <style:text-properties fo:color="#000000" loext:opacity="100%" style:font-name="Consolas" fo:font-size="10pt" fo:language="en" fo:country="US" fo:font-style="normal" fo:font-weight="normal" officeooo:rsid="001721cd" style:font-size-asian="8.75pt" style:font-style-asian="normal" style:font-weight-asian="normal" style:font-size-complex="10pt" style:font-style-complex="normal"/>
    </style:style>
    <style:style style:name="T21" style:family="text">
      <style:text-properties fo:color="#000000" loext:opacity="100%" style:font-name="Consolas" fo:font-size="10pt" fo:language="en" fo:country="US" fo:font-style="normal" fo:font-weight="normal" officeooo:rsid="00173894" style:font-size-asian="8.75pt" style:font-style-asian="normal" style:font-weight-asian="normal" style:font-size-complex="10pt" style:font-style-complex="normal"/>
    </style:style>
    <style:style style:name="T22" style:family="text">
      <style:text-properties fo:color="#000000" loext:opacity="100%" style:font-name="Consolas" fo:font-size="10pt" fo:language="en" fo:country="US" fo:font-style="normal" fo:font-weight="bold" officeooo:rsid="001721cd" style:font-size-asian="8.75pt" style:font-style-asian="normal" style:font-weight-asian="bold" style:font-size-complex="10pt" style:font-style-complex="normal" style:font-weight-complex="bold"/>
    </style:style>
    <style:style style:name="T23" style:family="text">
      <style:text-properties fo:color="#000000" loext:opacity="100%" style:font-name="Consolas" fo:font-size="10pt" fo:language="en" fo:country="US" fo:font-style="italic" fo:font-weight="bold" officeooo:rsid="001721cd" style:font-size-asian="8.75pt" style:font-style-asian="italic" style:font-weight-asian="bold" style:font-size-complex="10pt" style:font-style-complex="italic" style:font-weight-complex="bold"/>
    </style:style>
    <style:style style:name="T24" style:family="text">
      <style:text-properties fo:color="#000000" loext:opacity="100%" style:font-name="Consolas" fo:font-size="10pt" fo:language="en" fo:country="US" fo:font-style="italic" fo:font-weight="bold" officeooo:rsid="00173894" style:font-size-asian="8.75pt" style:font-style-asian="italic" style:font-weight-asian="bold" style:font-size-complex="10pt" style:font-style-complex="italic" style:font-weight-complex="bold"/>
    </style:style>
    <style:style style:name="T25" style:family="text">
      <style:text-properties fo:color="#000000" loext:opacity="100%" fo:font-size="10pt" fo:language="en" fo:country="US" fo:font-style="normal" fo:font-weight="normal" style:font-size-asian="8.75pt" style:font-style-asian="normal" style:font-weight-asian="normal" style:font-size-complex="10pt" style:font-style-complex="normal"/>
    </style:style>
    <style:style style:name="T26" style:family="text">
      <style:text-properties fo:color="#000000" loext:opacity="100%" fo:font-size="10pt" fo:language="en" fo:country="US" fo:font-style="normal" fo:font-weight="normal" officeooo:rsid="001721cd" style:font-size-asian="8.75pt" style:font-style-asian="normal" style:font-weight-asian="normal" style:font-size-complex="10pt" style:font-style-complex="normal"/>
    </style:style>
    <style:style style:name="T27" style:family="text">
      <style:text-properties fo:color="#000000" loext:opacity="100%" fo:font-size="10pt" fo:language="en" fo:country="US" fo:font-style="normal" fo:font-weight="normal" officeooo:rsid="00173894" style:font-size-asian="8.75pt" style:font-style-asian="normal" style:font-weight-asian="normal" style:font-size-complex="10pt" style:font-style-complex="normal"/>
    </style:style>
    <style:style style:name="T28" style:family="text">
      <style:text-properties fo:color="#000000" loext:opacity="100%" fo:font-size="10pt" fo:language="en" fo:country="US" fo:font-style="normal" fo:font-weight="bold" style:font-size-asian="8.75pt" style:font-style-asian="normal" style:font-weight-asian="bold" style:font-size-complex="10pt" style:font-style-complex="normal" style:font-weight-complex="bold"/>
    </style:style>
    <style:style style:name="T29" style:family="text">
      <style:text-properties fo:color="#000000" loext:opacity="100%" fo:font-size="10pt" fo:language="en" fo:country="US" fo:font-style="italic" fo:font-weight="bold" style:font-size-asian="8.75pt" style:font-style-asian="italic" style:font-weight-asian="bold" style:font-size-complex="10pt" style:font-style-complex="italic" style:font-weight-complex="bold"/>
    </style:style>
    <style:style style:name="T30" style:family="text">
      <style:text-properties fo:color="#000000" loext:opacity="100%" style:font-name="Liberation Mono" fo:font-size="10pt" fo:language="en" fo:country="US" fo:font-style="normal" fo:font-weight="bold" officeooo:rsid="001721cd" style:font-size-asian="8.75pt" style:font-style-asian="normal" style:font-weight-asian="bold" style:font-size-complex="10pt" style:font-style-complex="normal" style:font-weight-complex="bold"/>
    </style:style>
    <style:style style:name="T31" style:family="text">
      <style:text-properties fo:color="#000000" loext:opacity="100%" style:font-name="Liberation Mono" fo:font-size="10pt" fo:language="en" fo:country="US" fo:font-style="normal" fo:font-weight="bold" officeooo:rsid="00173894" style:font-size-asian="8.75pt" style:font-style-asian="normal" style:font-weight-asian="bold" style:font-size-complex="10pt" style:font-style-complex="normal" style:font-weight-complex="bold"/>
    </style:style>
    <style:style style:name="T32" style:family="text">
      <style:text-properties fo:color="#000000" loext:opacity="100%" style:font-name="Liberation Mono" fo:font-size="10pt" fo:language="en" fo:country="US" fo:font-style="normal" fo:font-weight="bold" officeooo:rsid="001721cd" style:font-size-asian="10pt" style:font-style-asian="normal" style:font-weight-asian="bold" style:font-size-complex="10pt" style:font-style-complex="normal" style:font-weight-complex="bold"/>
    </style:style>
    <style:style style:name="T33" style:family="text">
      <style:text-properties fo:font-size="8pt" fo:font-style="italic" officeooo:rsid="00173894" style:font-size-asian="8pt" style:font-style-asian="italic" style:font-size-complex="8pt" style:font-style-complex="italic"/>
    </style:style>
    <style:style style:name="T34" style:family="text">
      <style:text-properties fo:color="#333333" loext:opacity="100%" style:font-name="Liberation Mono" fo:font-size="10pt" fo:language="en" fo:country="US" fo:font-style="italic" fo:font-weight="bold" officeooo:rsid="001721cd" style:font-size-asian="8.75pt" style:font-style-asian="italic" style:font-weight-asian="bold" style:font-size-complex="10pt" style:font-style-complex="italic" style:font-weight-complex="bold"/>
    </style:style>
    <style:style style:name="T35" style:family="text">
      <style:text-properties fo:color="#333333" loext:opacity="100%" style:font-name="Liberation Mono" fo:font-size="10pt" fo:language="en" fo:country="US" fo:font-style="italic" fo:font-weight="bold" officeooo:rsid="001721cd" style:font-size-asian="10pt" style:font-style-asian="italic" style:font-weight-asian="bold" style:font-size-complex="10pt" style:font-style-complex="italic" style:font-weight-complex="bold"/>
    </style:style>
    <style:style style:name="T36" style:family="text">
      <style:text-properties fo:color="#333333" loext:opacity="100%" fo:font-size="10pt" fo:language="en" fo:country="US" fo:font-style="normal" fo:font-weight="bold" style:font-size-asian="8.75pt" style:font-style-asian="normal" style:font-weight-asian="bold" style:font-size-complex="1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Țibu Cristian</text:p>
      <text:p text:style-name="P1">group 917</text:p>
      <text:p text:style-name="P1">7th april 2023</text:p>
      <text:p text:style-name="P2">Graph algorithms</text:p>
      <text:p text:style-name="P5"><text:span text:style-name="T1">practical work no. 1</text:span><text:line-break/><text:span text:style-name="T1">implementation of a directed graph</text:span></text:p>
      <text:p text:style-name="P8"/>
      <text:p text:style-name="P9"/>
      <text:p text:style-name="P10"><text:span text:style-name="T13"><text:tab/></text:span><text:span text:style-name="T3">Working in Python, we define a class called “</text:span><text:span text:style-name="T8">DirectedGraph</text:span><text:span text:style-name="T3">”. Its </text:span><text:span text:style-name="T10">__init__</text:span><text:span text:style-name="T3"> holds three dictionaries:</text:span><text:span text:style-name="T4"><text:tab/><text:tab/><text:tab/><text:tab/><text:tab/><text:tab/> </text:span><text:span text:style-name="T33">(in graph.py)</text:span></text:p>
      <text:p text:style-name="P10"/>
      <text:p text:style-name="P19">class DirectedGraph:</text:p>
      <text:p text:style-name="P19"><text:s text:c="4"/>def __init__(self):</text:p>
      <text:p text:style-name="P19"><text:s text:c="8"/>self.nodesIn = {}</text:p>
      <text:p text:style-name="P19"><text:s text:c="8"/>self.nodesOut = {}</text:p>
      <text:p text:style-name="P19"><text:s text:c="8"/>self.edges = {}</text:p>
      <text:p text:style-name="P20"/>
      <text:p text:style-name="P6">For the first dictionary, "nodesIn", the keys are all the nodes of the given graph, while their values are the inbound neighbors.</text:p>
      <text:p text:style-name="P12"><text:span text:style-name="T2">e.g: {"</text:span><text:span text:style-name="T7">x</text:span><text:span text:style-name="T2">": [</text:span><text:span text:style-name="T7">y</text:span><text:span text:style-name="T2">, </text:span><text:span text:style-name="T7">z</text:span><text:span text:style-name="T2">]} is the "nodesIn" for a graph which has edges going from </text:span><text:span text:style-name="T7">y</text:span><text:span text:style-name="T2"> to </text:span><text:span text:style-name="T7">x</text:span><text:span text:style-name="T2">, and from </text:span><text:span text:style-name="T7">z</text:span><text:span text:style-name="T2"> to </text:span><text:span text:style-name="T7">x</text:span><text:span text:style-name="T2">.</text:span></text:p>
      <text:p text:style-name="P11"/>
      <text:p text:style-name="P6">For the second dictionary, "nodesOut", the keys are all the nodes of the given graph, while their values are their outbound neighbors.</text:p>
      <text:p text:style-name="P12"><text:span text:style-name="T2">e.g: {"</text:span><text:span text:style-name="T7">x</text:span><text:span text:style-name="T2">": [</text:span><text:span text:style-name="T7">y</text:span><text:span text:style-name="T2">, </text:span><text:span text:style-name="T7">z</text:span><text:span text:style-name="T2">]} is the "nodesOut" for a graph which has edges going from x to y, and from x to z.</text:span></text:p>
      <text:p text:style-name="P12"/>
      <text:p text:style-name="P7">For the third dictionary, "edges", the keys are tuples which represent edges, while their values are the weights of said edges.</text:p>
      <text:p text:style-name="P12"><text:span text:style-name="T2">e.g: {(</text:span><text:span text:style-name="T7">x</text:span><text:span text:style-name="T2">,</text:span><text:span text:style-name="T7">y</text:span><text:span text:style-name="T2">): </text:span><text:span text:style-name="T7">w</text:span><text:span text:style-name="T2">} is the "edges" for a graph which has one single edge, that being one going fron node </text:span><text:span text:style-name="T7">x</text:span><text:span text:style-name="T2"> to node </text:span><text:span text:style-name="T7">y</text:span><text:span text:style-name="T2">, with a cost of </text:span><text:span text:style-name="T7">w</text:span><text:span text:style-name="T2">.</text:span></text:p>
      <text:p text:style-name="P13"/>
      <text:p text:style-name="P13"/>
      <text:p text:style-name="P14"><text:span text:style-name="T5">The "</text:span><text:span text:style-name="T6">DirectedGraph</text:span><text:span text:style-name="T5">" class provides multiple methods. Some of them are:</text:span></text:p>
      <text:p text:style-name="P14"/>
      <text:p text:style-name="P14"><text:span text:style-name="T11">countNodes()</text:span><text:span text:style-name="T5">, which returns the number of nodes,</text:span></text:p>
      <text:p text:style-name="P14"><text:span text:style-name="T11">countEdges()</text:span><text:span text:style-name="T26">, which returns the number of edges,</text:span></text:p>
      <text:p text:style-name="P23"><text:span text:style-name="T11">checkNode(</text:span><text:span text:style-name="T34">node</text:span><text:span text:style-name="T11">)</text:span><text:span text:style-name="T20">, which returns True if the given node exists and False otherwise,</text:span></text:p>
      <text:p text:style-name="P23"><text:span text:style-name="T11">checkEdge(</text:span><text:span text:style-name="T34">node1, node2</text:span><text:span text:style-name="T11">)</text:span><text:span text:style-name="T20">, which returns True if the given edge (namely, the edge going from </text:span><text:span text:style-name="T23">node1</text:span><text:span text:style-name="T20"> to </text:span><text:span text:style-name="T23">node2</text:span><text:span text:style-name="T20">) exists, and False otherwise,</text:span></text:p>
      <text:p text:style-name="P23"><text:span text:style-name="T11">getWeight(</text:span><text:span text:style-name="T34">node1, node2</text:span><text:span text:style-name="T11">)</text:span><text:span text:style-name="T20">, which returns the weight of the given edge,</text:span></text:p>
      <text:p text:style-name="P23"><text:span text:style-name="T11">getInDegree(</text:span><text:span text:style-name="T34">node</text:span><text:span text:style-name="T11">)</text:span><text:span text:style-name="T20">, which returns the indegree of the given node,</text:span></text:p>
      <text:p text:style-name="P23"><text:span text:style-name="T11">getOutDegree(</text:span><text:span text:style-name="T34">node</text:span><text:span text:style-name="T11">)</text:span><text:span text:style-name="T20">, which returns the outdegree of the given node,</text:span></text:p>
      <text:p text:style-name="P23"><text:span text:style-name="T11">__str__()</text:span><text:span text:style-name="T20">, which returns a string representing the entire graph, whose lines are of the form </text:span><text:span text:style-name="T22">&lt;x --&gt; y, weight w&gt;</text:span><text:span text:style-name="T20">, considering an edge going from </text:span><text:span text:style-name="T23">x</text:span><text:span text:style-name="T20"> to </text:span><text:span text:style-name="T23">y</text:span><text:span text:style-name="T20"> with a weight of </text:span><text:span text:style-name="T23">w</text:span><text:span text:style-name="T20">.</text:span></text:p>
      <text:p text:style-name="P15"/>
      <text:p text:style-name="P21">Some other, more complex methods of this class are:</text:p>
      <text:p text:style-name="P15"/>
      <text:p text:style-name="P23"><text:span text:style-name="T30">addNode(</text:span><text:span text:style-name="T34">node</text:span><text:span text:style-name="T30">)</text:span><text:span text:style-name="T20">, which adds the given node to the graph. It does so by creating an empty list to both "nodesIn" and "nodesOut." If the node already exists within the graph, returns False; returns True otherwise.</text:span></text:p>
      <text:p text:style-name="P15"/>
      <text:p text:style-name="P23"><text:span text:style-name="T30">remove</text:span><text:span text:style-name="T31">Node</text:span><text:span text:style-name="T30">(</text:span><text:span text:style-name="T34">node</text:span><text:span text:style-name="T30">)</text:span><text:span text:style-name="T20">, which removes the given node from the graph. It does so by removing it from both dictionaries mentioned above, as well as removing any "trace" it'd leave behind (i.e edges involving it, or it appearing in said dictionaries, being referred to as neighbor by other nodes)</text:span></text:p>
      <text:p text:style-name="P15"/>
      <text:p text:style-name="P23"><text:soft-page-break/><text:span text:style-name="T30">addEdge(</text:span><text:span text:style-name="T34">node1, node2, weight</text:span><text:span text:style-name="T30">)</text:span><text:span text:style-name="T20">, which adds an edge to the graph, going from </text:span><text:span text:style-name="T24">`</text:span><text:span text:style-name="T23">node1</text:span><text:span text:style-name="T24">`</text:span><text:span text:style-name="T20"> to </text:span><text:span text:style-name="T24">`</text:span><text:span text:style-name="T23">node2</text:span><text:span text:style-name="T24">`</text:span><text:span text:style-name="T20"> and with a weight of </text:span><text:span text:style-name="T23">`weight`</text:span><text:span text:style-name="T20">. The tuple </text:span><text:span text:style-name="T23">(node1, node2)</text:span><text:span text:style-name="T20"> is added to the dictionary "edges", with a value of </text:span><text:span text:style-name="T23">`weight`</text:span><text:span text:style-name="T20">.</text:span></text:p>
      <text:p text:style-name="P15"><text:span text:style-name="T25">On success, returns </text:span><text:span text:style-name="T28">True</text:span><text:span text:style-name="T25">.</text:span></text:p>
      <text:p text:style-name="P15"><text:span text:style-name="T25">On failure, returns a negative value; returns </text:span><text:span text:style-name="T36">-1</text:span><text:span text:style-name="T25"> if </text:span><text:span text:style-name="T29">`node1`</text:span><text:span text:style-name="T25"> does not exist; returns </text:span><text:span text:style-name="T28">-2</text:span><text:span text:style-name="T25"> if </text:span><text:span text:style-name="T29">`node2`</text:span><text:span text:style-name="T25"> does not exist; returns </text:span><text:span text:style-name="T28">-3</text:span><text:span text:style-name="T25"> if </text:span><text:span text:style-name="T27">the </text:span><text:span text:style-name="T25">edge already exists.</text:span></text:p>
      <text:p text:style-name="P15"/>
      <text:p text:style-name="P23"><text:span text:style-name="T30">removeEdge(</text:span><text:span text:style-name="T34">node1, node2</text:span><text:span text:style-name="T30">)</text:span><text:span text:style-name="T20">, which removes the edge described by </text:span><text:span text:style-name="T23">`node1`</text:span><text:span text:style-name="T20"> and </text:span><text:span text:style-name="T23">`node2`</text:span><text:span text:style-name="T20">.</text:span><text:span text:style-name="T21"> The nodes will no longer be neighbors within the first two dictionaries, and the tuple </text:span><text:span text:style-name="T24">(node1, node2)</text:span><text:span text:style-name="T21"> will be deleted from the third dictionary.</text:span></text:p>
      <text:p text:style-name="P17"><text:span text:style-name="T25">On success, returns </text:span><text:span text:style-name="T28">True</text:span><text:span text:style-name="T25">.</text:span></text:p>
      <text:p text:style-name="P16"><text:span text:style-name="T25">On failure, returns a negative value; returns </text:span><text:span text:style-name="T28">-1</text:span><text:span text:style-name="T25"> if </text:span><text:span text:style-name="T29">`node1`</text:span><text:span text:style-name="T25"> does not exist; returns </text:span><text:span text:style-name="T28">-2</text:span><text:span text:style-name="T25"> if `node2` does not exist; returns </text:span><text:span text:style-name="T28">-3</text:span><text:span text:style-name="T25"> if </text:span><text:span text:style-name="T27">the </text:span><text:span text:style-name="T25">edge </text:span><text:span text:style-name="T27">does not</text:span><text:span text:style-name="T25"> exist.</text:span></text:p>
      <text:p text:style-name="P16"/>
      <text:p text:style-name="P24"><text:span text:style-name="T30">parseNodes()</text:span><text:span text:style-name="T21">, which returns an iterable (a list), containing the nodes of the graph. This list is sorted.</text:span></text:p>
      <text:p text:style-name="P17"/>
      <text:p text:style-name="P24"><text:span text:style-name="T30">parseIn(</text:span><text:span text:style-name="T34">node</text:span><text:span text:style-name="T30">)</text:span><text:span text:style-name="T21">, which returns an iterable (a list), containing the inbound neighbors of </text:span><text:span text:style-name="T24">`node`</text:span><text:span text:style-name="T21">. This list is sorted.</text:span></text:p>
      <text:p text:style-name="P17"/>
      <text:p text:style-name="P24"><text:span text:style-name="T30">parseOut(</text:span><text:span text:style-name="T34">node</text:span><text:span text:style-name="T30">)</text:span><text:span text:style-name="T21">, which returns an iterable (a list), containing the outbound neighbors of </text:span><text:span text:style-name="T24">`node`</text:span><text:span text:style-name="T21">. This list is sorted.</text:span></text:p>
      <text:p text:style-name="P17"/>
      <text:p text:style-name="P15"/>
      <text:p text:style-name="P17"><text:span text:style-name="T25">Additionally, </text:span><text:span text:style-name="T29">service.py</text:span><text:span text:style-name="T25"> contains the following functions:</text:span></text:p>
      <text:p text:style-name="P17"/>
      <text:p text:style-name="P24"><text:span text:style-name="T30">readGraph(</text:span><text:span text:style-name="T34">graph: DirectedGraph, filename: str</text:span><text:span text:style-name="T30">)</text:span><text:span text:style-name="T21">, which reads into `graph` from the file given by `filename`. The first line must contain the number of nodes, followed by a whitespace, and then the number of edges. The rest of the lines represent edges: the first number is the first node, the second number is the second node, and the third number is the weight of the edge.</text:span></text:p>
      <text:p text:style-name="P22">This function does not return anything.</text:p>
      <text:p text:style-name="P17"/>
      <text:p text:style-name="P24"><text:span text:style-name="T30">writeGraph(</text:span><text:span text:style-name="T34">graph: DirectedGraph, filename: str</text:span><text:span text:style-name="T30">)</text:span><text:span text:style-name="T16">, which writes into `filename` the given graph. The formatting is the same as in the function above.</text:span></text:p>
      <text:p text:style-name="P4">This function does not return anything</text:p>
      <text:p text:style-name="P4"/>
      <text:p text:style-name="P24"><text:span text:style-name="T32">createRandomGraph(</text:span><text:span text:style-name="T35">noNodes: int, noEdges: int</text:span><text:span text:style-name="T32">)</text:span><text:span text:style-name="T16">, which returns a graph of the class </text:span><text:span text:style-name="T18">DirectedGraph</text:span><text:span text:style-name="T16">, with randomly generated nodes and edges. The number of nodes is specified by </text:span><text:span text:style-name="T19">`noNodes`</text:span><text:span text:style-name="T16">, and the number of edges by </text:span><text:span text:style-name="T19">`noEdges`</text:span><text:span text:style-name="T16">. This function is guaranteed to return a graph with said number of nodes and edges.</text:span></text:p>
      <text:p text:style-name="P25"><text:span text:style-name="T15">Returns </text:span><text:span text:style-name="T17">-1</text:span><text:span text:style-name="T15"> if the number of edges is too large for the given number of nodes </text:span></text:p>
      <text:p text:style-name="P18">(i.e noEdges &gt; noNodes * (noNodes - 1))</text:p>
      <text:p text:style-name="P4"/>
      <text:p text:style-name="P4"/>
      <text:p text:style-name="P4">All of the above is passed through a <text:span text:style-name="T14">Service</text:span> layer, which is then passed into an <text:span text:style-name="T14">UI</text:span> layer. </text:p>
      <text:p text:style-name="P4">Additionally, the functionality of copying is provided:</text:p>
      <text:p text:style-name="P24"><text:span text:style-name="T12">self._copies = []</text:span><text:span text:style-name="T16"> will store, within the </text:span><text:span text:style-name="T18">Service</text:span><text:span text:style-name="T16"> class, copies of the graph. The copying is done by </text:span><text:span text:style-name="T30">makeCopy()</text:span><text:span text:style-name="T16">, which will append into "_copies" a copy of the current graph. Reverting/changing to such a copy is done by </text:span><text:span text:style-name="T30">changeGraphToCopy()</text:span><text:span text:style-name="T16">, which will change the current graph to the last copy made, relative to the moment of calling.</text:span></text:p>
      <text:p text:style-name="P4"/>
      <text:p text:style-name="P4"/>
      <text:p text:style-name="P4"/>
      <text:p text:style-name="P4">Everything is wrapped up into a console-based menu, through which the user can perform all of the required operations for this practical work/labora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o" fo:country="R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7T03:14:34.275000000</meta:creation-date>
    <dc:date>2023-04-07T08:49:40.321000000</dc:date>
    <meta:editing-duration>PT1H20S</meta:editing-duration>
    <meta:editing-cycles>4</meta:editing-cycles>
    <meta:generator>LibreOffice/7.5.0.3$Windows_X86_64 LibreOffice_project/c21113d003cd3efa8c53188764377a8272d9d6de</meta:generator>
    <meta:document-statistic meta:table-count="0" meta:image-count="0" meta:object-count="0" meta:page-count="2" meta:paragraph-count="50" meta:word-count="861" meta:character-count="5199" meta:non-whitespace-character-count="4352"/>
  </office:meta>
</office:document-meta>
</file>